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C3N_v=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651860, 100.07651860</text:p>
          </table:table-cell>
          <table:table-cell office:value-type="string" calcext:value-type="string">
            <text:p>J=11-10,F=10-11</text:p>
          </table:table-cell>
          <table:table-cell office:value-type="float" office:value="-7.4109" calcext:value-type="float">
            <text:p>-7.4109</text:p>
          </table:table-cell>
          <table:table-cell office:value-type="float" office:value="1.28" calcext:value-type="float">
            <text:p>1.28</text:p>
          </table:table-cell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483210, 100.07483210</text:p>
          </table:table-cell>
          <table:table-cell office:value-type="string" calcext:value-type="string">
            <text:p>J=11-10,F=11-11</text:p>
          </table:table-cell>
          <table:table-cell office:value-type="float" office:value="-4.7272" calcext:value-type="float">
            <text:p>-4.7272</text:p>
          </table:table-cell>
          <table:table-cell/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807780, 100.07807780</text:p>
          </table:table-cell>
          <table:table-cell office:value-type="string" calcext:value-type="string">
            <text:p>J=11-10,F=10-10</text:p>
          </table:table-cell>
          <table:table-cell office:value-type="float" office:value="-4.7272" calcext:value-type="float">
            <text:p>-4.7272</text:p>
          </table:table-cell>
          <table:table-cell/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207850, 109.17207850</text:p>
          </table:table-cell>
          <table:table-cell office:value-type="string" calcext:value-type="string">
            <text:p>J=12-11,F=12-12</text:p>
          </table:table-cell>
          <table:table-cell office:value-type="float" office:value="-4.6966" calcext:value-type="float">
            <text:p>-4.6966</text:p>
          </table:table-cell>
          <table:table-cell/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532320, 109.17532320</text:p>
          </table:table-cell>
          <table:table-cell office:value-type="string" calcext:value-type="string">
            <text:p>J=12-11,F=11-11</text:p>
          </table:table-cell>
          <table:table-cell office:value-type="float" office:value="-4.6966" calcext:value-type="float">
            <text:p>-4.6966</text:p>
          </table:table-cell>
          <table:table-cell/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6916900, 118.26916900</text:p>
          </table:table-cell>
          <table:table-cell office:value-type="string" calcext:value-type="string">
            <text:p>J=13-12,F=13-13</text:p>
          </table:table-cell>
          <table:table-cell office:value-type="float" office:value="-4.6698" calcext:value-type="float">
            <text:p>-4.6698</text:p>
          </table:table-cell>
          <table:table-cell/>
          <table:table-cell office:value-type="float" office:value="23.6711" calcext:value-type="float">
            <text:p>23.6711</text:p>
          </table:table-cell>
          <table:table-cell office:value-type="float" office:value="34.0572" calcext:value-type="float">
            <text:p>34.0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7241280, 118.27241280</text:p>
          </table:table-cell>
          <table:table-cell office:value-type="string" calcext:value-type="string">
            <text:p>J=13-12,F=12-12</text:p>
          </table:table-cell>
          <table:table-cell office:value-type="float" office:value="-4.6698" calcext:value-type="float">
            <text:p>-4.6698</text:p>
          </table:table-cell>
          <table:table-cell/>
          <table:table-cell office:value-type="float" office:value="23.671" calcext:value-type="float">
            <text:p>23.671</text:p>
          </table:table-cell>
          <table:table-cell office:value-type="float" office:value="34.0571" calcext:value-type="float">
            <text:p>34.0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609040, 127.36609040</text:p>
          </table:table-cell>
          <table:table-cell office:value-type="string" calcext:value-type="string">
            <text:p>J=14-13,F=14-14</text:p>
          </table:table-cell>
          <table:table-cell office:value-type="float" office:value="-4.6461" calcext:value-type="float">
            <text:p>-4.6461</text:p>
          </table:table-cell>
          <table:table-cell/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933360, 127.36933360</text:p>
          </table:table-cell>
          <table:table-cell office:value-type="string" calcext:value-type="string">
            <text:p>J=14-13,F=13-13</text:p>
          </table:table-cell>
          <table:table-cell office:value-type="float" office:value="-4.6461" calcext:value-type="float">
            <text:p>-4.6461</text:p>
          </table:table-cell>
          <table:table-cell/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282950, 136.46282950</text:p>
          </table:table-cell>
          <table:table-cell office:value-type="string" calcext:value-type="string">
            <text:p>J=15-14,F=15-15</text:p>
          </table:table-cell>
          <table:table-cell office:value-type="float" office:value="-4.6253" calcext:value-type="float">
            <text:p>-4.6253</text:p>
          </table:table-cell>
          <table:table-cell/>
          <table:table-cell office:value-type="float" office:value="31.8647" calcext:value-type="float">
            <text:p>31.8647</text:p>
          </table:table-cell>
          <table:table-cell office:value-type="float" office:value="45.8459" calcext:value-type="float">
            <text:p>45.84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607210, 136.46607210</text:p>
          </table:table-cell>
          <table:table-cell office:value-type="string" calcext:value-type="string">
            <text:p>J=15-14,F=14-14</text:p>
          </table:table-cell>
          <table:table-cell office:value-type="float" office:value="-4.6253" calcext:value-type="float">
            <text:p>-4.6253</text:p>
          </table:table-cell>
          <table:table-cell/>
          <table:table-cell office:value-type="float" office:value="31.8646" calcext:value-type="float">
            <text:p>31.8646</text:p>
          </table:table-cell>
          <table:table-cell office:value-type="float" office:value="45.8458" calcext:value-type="float">
            <text:p>45.84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5937310, 145.55937310</text:p>
          </table:table-cell>
          <table:table-cell office:value-type="string" calcext:value-type="string">
            <text:p>J=16-15,F=16-16</text:p>
          </table:table-cell>
          <table:table-cell office:value-type="float" office:value="-4.6071" calcext:value-type="float">
            <text:p>-4.6071</text:p>
          </table:table-cell>
          <table:table-cell/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6261530, 145.56261530</text:p>
          </table:table-cell>
          <table:table-cell office:value-type="string" calcext:value-type="string">
            <text:p>J=16-15,F=15-15</text:p>
          </table:table-cell>
          <table:table-cell office:value-type="float" office:value="-4.6071" calcext:value-type="float">
            <text:p>-4.6071</text:p>
          </table:table-cell>
          <table:table-cell/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570810, 154.65570810</text:p>
          </table:table-cell>
          <table:table-cell office:value-type="string" calcext:value-type="string">
            <text:p>J=17-16,F=17-17</text:p>
          </table:table-cell>
          <table:table-cell office:value-type="float" office:value="-4.5912" calcext:value-type="float">
            <text:p>-4.5912</text:p>
          </table:table-cell>
          <table:table-cell/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894990, 154.65894990</text:p>
          </table:table-cell>
          <table:table-cell office:value-type="string" calcext:value-type="string">
            <text:p>J=17-16,F=16-16</text:p>
          </table:table-cell>
          <table:table-cell office:value-type="float" office:value="-4.5912" calcext:value-type="float">
            <text:p>-4.5912</text:p>
          </table:table-cell>
          <table:table-cell/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182140, 163.75182140</text:p>
          </table:table-cell>
          <table:table-cell office:value-type="string" calcext:value-type="string">
            <text:p>J=18-17,F=18-18</text:p>
          </table:table-cell>
          <table:table-cell office:value-type="float" office:value="-4.5775" calcext:value-type="float">
            <text:p>-4.5775</text:p>
          </table:table-cell>
          <table:table-cell/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506290, 163.75506290</text:p>
          </table:table-cell>
          <table:table-cell office:value-type="string" calcext:value-type="string">
            <text:p>J=18-17,F=17-17</text:p>
          </table:table-cell>
          <table:table-cell office:value-type="float" office:value="-4.5775" calcext:value-type="float">
            <text:p>-4.5775</text:p>
          </table:table-cell>
          <table:table-cell/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4769990, 172.84769990</text:p>
          </table:table-cell>
          <table:table-cell office:value-type="string" calcext:value-type="string">
            <text:p>J=19-18,F=19-19</text:p>
          </table:table-cell>
          <table:table-cell office:value-type="float" office:value="-4.5657" calcext:value-type="float">
            <text:p>-4.5657</text:p>
          </table:table-cell>
          <table:table-cell/>
          <table:table-cell office:value-type="float" office:value="51.8931" calcext:value-type="float">
            <text:p>51.8931</text:p>
          </table:table-cell>
          <table:table-cell office:value-type="float" office:value="74.6622" calcext:value-type="float">
            <text:p>74.66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5094120, 172.85094120</text:p>
          </table:table-cell>
          <table:table-cell office:value-type="string" calcext:value-type="string">
            <text:p>J=19-18,F=18-18</text:p>
          </table:table-cell>
          <table:table-cell office:value-type="float" office:value="-4.5657" calcext:value-type="float">
            <text:p>-4.5657</text:p>
          </table:table-cell>
          <table:table-cell/>
          <table:table-cell office:value-type="float" office:value="51.893" calcext:value-type="float">
            <text:p>51.893</text:p>
          </table:table-cell>
          <table:table-cell office:value-type="float" office:value="74.662" calcext:value-type="float">
            <text:p>74.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333050, 181.94333050</text:p>
          </table:table-cell>
          <table:table-cell office:value-type="string" calcext:value-type="string">
            <text:p>J=20-19,F=20-20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57.6587" calcext:value-type="float">
            <text:p>57.6587</text:p>
          </table:table-cell>
          <table:table-cell office:value-type="float" office:value="82.9575" calcext:value-type="float">
            <text:p>82.9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657150, 181.94657150</text:p>
          </table:table-cell>
          <table:table-cell office:value-type="string" calcext:value-type="string">
            <text:p>J=20-19,F=19-19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57.6586" calcext:value-type="float">
            <text:p>57.6586</text:p>
          </table:table-cell>
          <table:table-cell office:value-type="float" office:value="82.9574" calcext:value-type="float">
            <text:p>82.9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3870010, 191.03870010</text:p>
          </table:table-cell>
          <table:table-cell office:value-type="string" calcext:value-type="string">
            <text:p>J=21-20,F=21-21</text:p>
          </table:table-cell>
          <table:table-cell office:value-type="float" office:value="-4.5475" calcext:value-type="float">
            <text:p>-4.5475</text:p>
          </table:table-cell>
          <table:table-cell/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4194090, 191.04194090</text:p>
          </table:table-cell>
          <table:table-cell office:value-type="string" calcext:value-type="string">
            <text:p>J=21-20,F=20-20</text:p>
          </table:table-cell>
          <table:table-cell office:value-type="float" office:value="-4.5475" calcext:value-type="float">
            <text:p>-4.5475</text:p>
          </table:table-cell>
          <table:table-cell/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638240, 100.07638240</text:p>
          </table:table-cell>
          <table:table-cell office:value-type="string" calcext:value-type="string">
            <text:p>J=11-10,F=10-9</text:p>
          </table:table-cell>
          <table:table-cell office:value-type="float" office:value="-2.6878" calcext:value-type="float">
            <text:p>-2.6878</text:p>
          </table:table-cell>
          <table:table-cell office:value-type="float" office:value="1.28" calcext:value-type="float">
            <text:p>1.28</text:p>
          </table:table-cell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639140, 100.07639140</text:p>
          </table:table-cell>
          <table:table-cell office:value-type="string" calcext:value-type="string">
            <text:p>J=11-10,F=11-10</text:p>
          </table:table-cell>
          <table:table-cell office:value-type="float" office:value="-2.648" calcext:value-type="float">
            <text:p>-2.648</text:p>
          </table:table-cell>
          <table:table-cell office:value-type="float" office:value="1.28" calcext:value-type="float">
            <text:p>1.28</text:p>
          </table:table-cell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0.07639800, 100.07639800</text:p>
          </table:table-cell>
          <table:table-cell office:value-type="string" calcext:value-type="string">
            <text:p>J=11-10,F=12-11</text:p>
          </table:table-cell>
          <table:table-cell office:value-type="float" office:value="-2.6082" calcext:value-type="float">
            <text:p>-2.6082</text:p>
          </table:table-cell>
          <table:table-cell office:value-type="float" office:value="1.28" calcext:value-type="float">
            <text:p>1.28</text:p>
          </table:table-cell>
          <table:table-cell office:value-type="float" office:value="16.6912" calcext:value-type="float">
            <text:p>16.6912</text:p>
          </table:table-cell>
          <table:table-cell office:value-type="float" office:value="24.0148" calcext:value-type="float">
            <text:p>24.01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363670, 109.17363670</text:p>
          </table:table-cell>
          <table:table-cell office:value-type="string" calcext:value-type="string">
            <text:p>J=12-11,F=11-10</text:p>
          </table:table-cell>
          <table:table-cell office:value-type="float" office:value="-2.5778" calcext:value-type="float">
            <text:p>-2.5778</text:p>
          </table:table-cell>
          <table:table-cell office:value-type="float" office:value="2.57" calcext:value-type="float">
            <text:p>2.57</text:p>
          </table:table-cell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364440, 109.17364440</text:p>
          </table:table-cell>
          <table:table-cell office:value-type="string" calcext:value-type="string">
            <text:p>J=12-11,F=12-11</text:p>
          </table:table-cell>
          <table:table-cell office:value-type="float" office:value="-2.5413" calcext:value-type="float">
            <text:p>-2.5413</text:p>
          </table:table-cell>
          <table:table-cell office:value-type="float" office:value="2.57" calcext:value-type="float">
            <text:p>2.57</text:p>
          </table:table-cell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365010, 109.17365010</text:p>
          </table:table-cell>
          <table:table-cell office:value-type="string" calcext:value-type="string">
            <text:p>J=12-11,F=13-12</text:p>
          </table:table-cell>
          <table:table-cell office:value-type="float" office:value="-2.5049" calcext:value-type="float">
            <text:p>-2.5049</text:p>
          </table:table-cell>
          <table:table-cell office:value-type="float" office:value="2.57" calcext:value-type="float">
            <text:p>2.57</text:p>
          </table:table-cell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7073410, 118.27073410</text:p>
          </table:table-cell>
          <table:table-cell office:value-type="string" calcext:value-type="string">
            <text:p>J=13-12,F=12-11</text:p>
          </table:table-cell>
          <table:table-cell office:value-type="float" office:value="-2.4781" calcext:value-type="float">
            <text:p>-2.4781</text:p>
          </table:table-cell>
          <table:table-cell/>
          <table:table-cell office:value-type="float" office:value="23.6711" calcext:value-type="float">
            <text:p>23.6711</text:p>
          </table:table-cell>
          <table:table-cell office:value-type="float" office:value="34.0572" calcext:value-type="float">
            <text:p>34.0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7074060, 118.27074060</text:p>
          </table:table-cell>
          <table:table-cell office:value-type="string" calcext:value-type="string">
            <text:p>J=13-12,F=13-12</text:p>
          </table:table-cell>
          <table:table-cell office:value-type="float" office:value="-2.4445" calcext:value-type="float">
            <text:p>-2.4445</text:p>
          </table:table-cell>
          <table:table-cell/>
          <table:table-cell office:value-type="float" office:value="23.671" calcext:value-type="float">
            <text:p>23.671</text:p>
          </table:table-cell>
          <table:table-cell office:value-type="float" office:value="34.0571" calcext:value-type="float">
            <text:p>34.0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7074570, 118.27074570</text:p>
          </table:table-cell>
          <table:table-cell office:value-type="string" calcext:value-type="string">
            <text:p>J=13-12,F=14-13</text:p>
          </table:table-cell>
          <table:table-cell office:value-type="float" office:value="-2.4109" calcext:value-type="float">
            <text:p>-2.4109</text:p>
          </table:table-cell>
          <table:table-cell/>
          <table:table-cell office:value-type="float" office:value="23.6711" calcext:value-type="float">
            <text:p>23.6711</text:p>
          </table:table-cell>
          <table:table-cell office:value-type="float" office:value="34.0572" calcext:value-type="float">
            <text:p>34.05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766130, 127.36766130</text:p>
          </table:table-cell>
          <table:table-cell office:value-type="string" calcext:value-type="string">
            <text:p>J=14-13,F=13-12</text:p>
          </table:table-cell>
          <table:table-cell office:value-type="float" office:value="-2.3873" calcext:value-type="float">
            <text:p>-2.3873</text:p>
          </table:table-cell>
          <table:table-cell office:value-type="float" office:value="1.85" calcext:value-type="float">
            <text:p>1.85</text:p>
          </table:table-cell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766710, 127.36766710</text:p>
          </table:table-cell>
          <table:table-cell office:value-type="string" calcext:value-type="string">
            <text:p>J=14-13,F=14-13</text:p>
          </table:table-cell>
          <table:table-cell office:value-type="float" office:value="-2.3561" calcext:value-type="float">
            <text:p>-2.3561</text:p>
          </table:table-cell>
          <table:table-cell office:value-type="float" office:value="1.85" calcext:value-type="float">
            <text:p>1.85</text:p>
          </table:table-cell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767160, 127.36767160</text:p>
          </table:table-cell>
          <table:table-cell office:value-type="string" calcext:value-type="string">
            <text:p>J=14-13,F=15-14</text:p>
          </table:table-cell>
          <table:table-cell office:value-type="float" office:value="-2.3249" calcext:value-type="float">
            <text:p>-2.3249</text:p>
          </table:table-cell>
          <table:table-cell office:value-type="float" office:value="1.85" calcext:value-type="float">
            <text:p>1.85</text:p>
          </table:table-cell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440560, 136.46440560</text:p>
          </table:table-cell>
          <table:table-cell office:value-type="string" calcext:value-type="string">
            <text:p>J=15-14,F=14-13</text:p>
          </table:table-cell>
          <table:table-cell office:value-type="float" office:value="-2.3042" calcext:value-type="float">
            <text:p>-2.3042</text:p>
          </table:table-cell>
          <table:table-cell office:value-type="float" office:value="1.5" calcext:value-type="float">
            <text:p>1.5</text:p>
          </table:table-cell>
          <table:table-cell office:value-type="float" office:value="31.8647" calcext:value-type="float">
            <text:p>31.8647</text:p>
          </table:table-cell>
          <table:table-cell office:value-type="float" office:value="45.8459" calcext:value-type="float">
            <text:p>45.84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441070, 136.46441070</text:p>
          </table:table-cell>
          <table:table-cell office:value-type="string" calcext:value-type="string">
            <text:p>J=15-14,F=15-14</text:p>
          </table:table-cell>
          <table:table-cell office:value-type="float" office:value="-2.2751" calcext:value-type="float">
            <text:p>-2.2751</text:p>
          </table:table-cell>
          <table:table-cell office:value-type="float" office:value="1.5" calcext:value-type="float">
            <text:p>1.5</text:p>
          </table:table-cell>
          <table:table-cell office:value-type="float" office:value="31.8646" calcext:value-type="float">
            <text:p>31.8646</text:p>
          </table:table-cell>
          <table:table-cell office:value-type="float" office:value="45.8458" calcext:value-type="float">
            <text:p>45.84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441480, 136.46441480</text:p>
          </table:table-cell>
          <table:table-cell office:value-type="string" calcext:value-type="string">
            <text:p>J=15-14,F=16-15</text:p>
          </table:table-cell>
          <table:table-cell office:value-type="float" office:value="-2.246" calcext:value-type="float">
            <text:p>-2.246</text:p>
          </table:table-cell>
          <table:table-cell office:value-type="float" office:value="1.5" calcext:value-type="float">
            <text:p>1.5</text:p>
          </table:table-cell>
          <table:table-cell office:value-type="float" office:value="31.8647" calcext:value-type="float">
            <text:p>31.8647</text:p>
          </table:table-cell>
          <table:table-cell office:value-type="float" office:value="45.8459" calcext:value-type="float">
            <text:p>45.84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6095390, 145.56095390</text:p>
          </table:table-cell>
          <table:table-cell office:value-type="string" calcext:value-type="string">
            <text:p>J=16-15,F=15-14</text:p>
          </table:table-cell>
          <table:table-cell office:value-type="float" office:value="-2.2278" calcext:value-type="float">
            <text:p>-2.2278</text:p>
          </table:table-cell>
          <table:table-cell office:value-type="float" office:value="0.8" calcext:value-type="float">
            <text:p>0.8</text:p>
          </table:table-cell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6095840, 145.56095840</text:p>
          </table:table-cell>
          <table:table-cell office:value-type="string" calcext:value-type="string">
            <text:p>J=16-15,F=16-15</text:p>
          </table:table-cell>
          <table:table-cell office:value-type="float" office:value="-2.2006" calcext:value-type="float">
            <text:p>-2.2006</text:p>
          </table:table-cell>
          <table:table-cell office:value-type="float" office:value="0.8" calcext:value-type="float">
            <text:p>0.8</text:p>
          </table:table-cell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6096210, 145.56096210</text:p>
          </table:table-cell>
          <table:table-cell office:value-type="string" calcext:value-type="string">
            <text:p>J=16-15,F=17-16</text:p>
          </table:table-cell>
          <table:table-cell office:value-type="float" office:value="-2.1733" calcext:value-type="float">
            <text:p>-2.1733</text:p>
          </table:table-cell>
          <table:table-cell office:value-type="float" office:value="0.8" calcext:value-type="float">
            <text:p>0.8</text:p>
          </table:table-cell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C3Nv=0</text:p>
          </table:table-cell>
          <table:table-cell table:style-name="ce1" office:value-type="string" calcext:value-type="string">
            <text:p>Cyanoacetylene</text:p>
          </table:table-cell>
          <table:table-cell table:style-name="ce1" office:value-type="string" calcext:value-type="string">
            <text:p>100.07639200, 100.07639200</text:p>
          </table:table-cell>
          <table:table-cell table:style-name="ce1" office:value-type="string" calcext:value-type="string">
            <text:p>J=11-10</text:p>
          </table:table-cell>
          <table:table-cell table:style-name="ce1" office:value-type="float" office:value="-2.1673" calcext:value-type="float">
            <text:p>-2.1673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6.6912" calcext:value-type="float">
            <text:p>16.6912</text:p>
          </table:table-cell>
          <table:table-cell table:style-name="ce1" office:value-type="float" office:value="24.0148" calcext:value-type="float">
            <text:p>24.0148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729300, 154.65729300</text:p>
          </table:table-cell>
          <table:table-cell office:value-type="string" calcext:value-type="string">
            <text:p>J=17-16,F=16-15</text:p>
          </table:table-cell>
          <table:table-cell office:value-type="float" office:value="-2.1575" calcext:value-type="float">
            <text:p>-2.1575</text:p>
          </table:table-cell>
          <table:table-cell office:value-type="float" office:value="1.54" calcext:value-type="float">
            <text:p>1.54</text:p>
          </table:table-cell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729710, 154.65729710</text:p>
          </table:table-cell>
          <table:table-cell office:value-type="string" calcext:value-type="string">
            <text:p>J=17-16,F=17-16</text:p>
          </table:table-cell>
          <table:table-cell office:value-type="float" office:value="-2.1318" calcext:value-type="float">
            <text:p>-2.1318</text:p>
          </table:table-cell>
          <table:table-cell office:value-type="float" office:value="1.54" calcext:value-type="float">
            <text:p>1.54</text:p>
          </table:table-cell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730060, 154.65730060</text:p>
          </table:table-cell>
          <table:table-cell office:value-type="string" calcext:value-type="string">
            <text:p>J=17-16,F=18-17</text:p>
          </table:table-cell>
          <table:table-cell office:value-type="float" office:value="-2.1062" calcext:value-type="float">
            <text:p>-2.1062</text:p>
          </table:table-cell>
          <table:table-cell office:value-type="float" office:value="1.54" calcext:value-type="float">
            <text:p>1.54</text:p>
          </table:table-cell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341010, 163.75341010</text:p>
          </table:table-cell>
          <table:table-cell office:value-type="string" calcext:value-type="string">
            <text:p>J=18-17,F=17-16</text:p>
          </table:table-cell>
          <table:table-cell office:value-type="float" office:value="-2.0925" calcext:value-type="float">
            <text:p>-2.0925</text:p>
          </table:table-cell>
          <table:table-cell office:value-type="float" office:value="2" calcext:value-type="float">
            <text:p>2</text:p>
          </table:table-cell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341390, 163.75341390</text:p>
          </table:table-cell>
          <table:table-cell office:value-type="string" calcext:value-type="string">
            <text:p>J=18-17,F=18-17</text:p>
          </table:table-cell>
          <table:table-cell office:value-type="float" office:value="-2.0683" calcext:value-type="float">
            <text:p>-2.0683</text:p>
          </table:table-cell>
          <table:table-cell office:value-type="float" office:value="2" calcext:value-type="float">
            <text:p>2</text:p>
          </table:table-cell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09.17363400, 109.17363400</text:p>
          </table:table-cell>
          <table:table-cell office:value-type="string" calcext:value-type="string">
            <text:p>J=12-11</text:p>
          </table:table-cell>
          <table:table-cell office:value-type="float" office:value="-2.0612" calcext:value-type="float">
            <text:p>-2.0612</text:p>
          </table:table-cell>
          <table:table-cell office:value-type="float" office:value="2.57" calcext:value-type="float">
            <text:p>2.57</text:p>
          </table:table-cell>
          <table:table-cell office:value-type="float" office:value="20.0294" calcext:value-type="float">
            <text:p>20.0294</text:p>
          </table:table-cell>
          <table:table-cell office:value-type="float" office:value="28.8177" calcext:value-type="float">
            <text:p>28.8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341700, 163.75341700</text:p>
          </table:table-cell>
          <table:table-cell office:value-type="string" calcext:value-type="string">
            <text:p>J=18-17,F=19-18</text:p>
          </table:table-cell>
          <table:table-cell office:value-type="float" office:value="-2.0441" calcext:value-type="float">
            <text:p>-2.0441</text:p>
          </table:table-cell>
          <table:table-cell office:value-type="float" office:value="2" calcext:value-type="float">
            <text:p>2</text:p>
          </table:table-cell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4929210, 172.84929210</text:p>
          </table:table-cell>
          <table:table-cell office:value-type="string" calcext:value-type="string">
            <text:p>J=19-18,F=18-17</text:p>
          </table:table-cell>
          <table:table-cell office:value-type="float" office:value="-2.0323" calcext:value-type="float">
            <text:p>-2.0323</text:p>
          </table:table-cell>
          <table:table-cell office:value-type="string" calcext:value-type="string">
            <text:p>87.0 f</text:p>
          </table:table-cell>
          <table:table-cell office:value-type="float" office:value="51.8931" calcext:value-type="float">
            <text:p>51.8931</text:p>
          </table:table-cell>
          <table:table-cell office:value-type="float" office:value="74.6622" calcext:value-type="float">
            <text:p>74.66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4929550, 172.84929550</text:p>
          </table:table-cell>
          <table:table-cell office:value-type="string" calcext:value-type="string">
            <text:p>J=19-18,F=19-18</text:p>
          </table:table-cell>
          <table:table-cell office:value-type="float" office:value="-2.0094" calcext:value-type="float">
            <text:p>-2.0094</text:p>
          </table:table-cell>
          <table:table-cell office:value-type="string" calcext:value-type="string">
            <text:p>87.0 f</text:p>
          </table:table-cell>
          <table:table-cell office:value-type="float" office:value="51.893" calcext:value-type="float">
            <text:p>51.893</text:p>
          </table:table-cell>
          <table:table-cell office:value-type="float" office:value="74.662" calcext:value-type="float">
            <text:p>74.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4929850, 172.84929850</text:p>
          </table:table-cell>
          <table:table-cell office:value-type="string" calcext:value-type="string">
            <text:p>J=19-18,F=20-19</text:p>
          </table:table-cell>
          <table:table-cell office:value-type="float" office:value="-1.9865" calcext:value-type="float">
            <text:p>-1.9865</text:p>
          </table:table-cell>
          <table:table-cell office:value-type="string" calcext:value-type="string">
            <text:p>87.0 f</text:p>
          </table:table-cell>
          <table:table-cell office:value-type="float" office:value="51.8931" calcext:value-type="float">
            <text:p>51.8931</text:p>
          </table:table-cell>
          <table:table-cell office:value-type="float" office:value="74.6622" calcext:value-type="float">
            <text:p>74.66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492590, 181.94492590</text:p>
          </table:table-cell>
          <table:table-cell office:value-type="string" calcext:value-type="string">
            <text:p>J=20-19,F=19-18</text:p>
          </table:table-cell>
          <table:table-cell office:value-type="float" office:value="-1.9765" calcext:value-type="float">
            <text:p>-1.9765</text:p>
          </table:table-cell>
          <table:table-cell/>
          <table:table-cell office:value-type="float" office:value="57.6587" calcext:value-type="float">
            <text:p>57.6587</text:p>
          </table:table-cell>
          <table:table-cell office:value-type="float" office:value="82.9575" calcext:value-type="float">
            <text:p>82.9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18.27074270, 118.27074270</text:p>
          </table:table-cell>
          <table:table-cell office:value-type="string" calcext:value-type="string">
            <text:p>J=13-12</text:p>
          </table:table-cell>
          <table:table-cell office:value-type="float" office:value="-1.9648" calcext:value-type="float">
            <text:p>-1.9648</text:p>
          </table:table-cell>
          <table:table-cell/>
          <table:table-cell office:value-type="float" office:value="23.671" calcext:value-type="float">
            <text:p>23.671</text:p>
          </table:table-cell>
          <table:table-cell office:value-type="float" office:value="34.0571" calcext:value-type="float">
            <text:p>34.05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492910, 181.94492910</text:p>
          </table:table-cell>
          <table:table-cell office:value-type="string" calcext:value-type="string">
            <text:p>J=20-19,F=20-19</text:p>
          </table:table-cell>
          <table:table-cell office:value-type="float" office:value="-1.9548" calcext:value-type="float">
            <text:p>-1.9548</text:p>
          </table:table-cell>
          <table:table-cell/>
          <table:table-cell office:value-type="float" office:value="57.6586" calcext:value-type="float">
            <text:p>57.6586</text:p>
          </table:table-cell>
          <table:table-cell office:value-type="float" office:value="82.9574" calcext:value-type="float">
            <text:p>82.9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493180, 181.94493180</text:p>
          </table:table-cell>
          <table:table-cell office:value-type="string" calcext:value-type="string">
            <text:p>J=20-19,F=21-20</text:p>
          </table:table-cell>
          <table:table-cell office:value-type="float" office:value="-1.933" calcext:value-type="float">
            <text:p>-1.933</text:p>
          </table:table-cell>
          <table:table-cell/>
          <table:table-cell office:value-type="float" office:value="57.6587" calcext:value-type="float">
            <text:p>57.6587</text:p>
          </table:table-cell>
          <table:table-cell office:value-type="float" office:value="82.9575" calcext:value-type="float">
            <text:p>82.9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4029850, 191.04029850</text:p>
          </table:table-cell>
          <table:table-cell office:value-type="string" calcext:value-type="string">
            <text:p>J=21-20,F=20-19</text:p>
          </table:table-cell>
          <table:table-cell office:value-type="float" office:value="-1.9248" calcext:value-type="float">
            <text:p>-1.9248</text:p>
          </table:table-cell>
          <table:table-cell office:value-type="float" office:value="3" calcext:value-type="float">
            <text:p>3</text:p>
          </table:table-cell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4030140, 191.04030140</text:p>
          </table:table-cell>
          <table:table-cell office:value-type="string" calcext:value-type="string">
            <text:p>J=21-20,F=21-20</text:p>
          </table:table-cell>
          <table:table-cell office:value-type="float" office:value="-1.9041" calcext:value-type="float">
            <text:p>-1.9041</text:p>
          </table:table-cell>
          <table:table-cell office:value-type="float" office:value="3" calcext:value-type="float">
            <text:p>3</text:p>
          </table:table-cell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4030400, 191.04030400</text:p>
          </table:table-cell>
          <table:table-cell office:value-type="string" calcext:value-type="string">
            <text:p>J=21-20,F=22-21</text:p>
          </table:table-cell>
          <table:table-cell office:value-type="float" office:value="-1.8833" calcext:value-type="float">
            <text:p>-1.8833</text:p>
          </table:table-cell>
          <table:table-cell office:value-type="float" office:value="3" calcext:value-type="float">
            <text:p>3</text:p>
          </table:table-cell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27.36766600, 127.36766600</text:p>
          </table:table-cell>
          <table:table-cell office:value-type="string" calcext:value-type="string">
            <text:p>J=14-13</text:p>
          </table:table-cell>
          <table:table-cell office:value-type="float" office:value="-1.8768" calcext:value-type="float">
            <text:p>-1.8768</text:p>
          </table:table-cell>
          <table:table-cell office:value-type="float" office:value="1.85" calcext:value-type="float">
            <text:p>1.85</text:p>
          </table:table-cell>
          <table:table-cell office:value-type="float" office:value="27.6161" calcext:value-type="float">
            <text:p>27.6161</text:p>
          </table:table-cell>
          <table:table-cell office:value-type="float" office:value="39.7332" calcext:value-type="float">
            <text:p>39.7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36.46441090, 136.46441090</text:p>
          </table:table-cell>
          <table:table-cell office:value-type="string" calcext:value-type="string">
            <text:p>J=15-14</text:p>
          </table:table-cell>
          <table:table-cell office:value-type="float" office:value="-1.796" calcext:value-type="float">
            <text:p>-1.796</text:p>
          </table:table-cell>
          <table:table-cell office:value-type="float" office:value="1.5" calcext:value-type="float">
            <text:p>1.5</text:p>
          </table:table-cell>
          <table:table-cell office:value-type="float" office:value="31.8647" calcext:value-type="float">
            <text:p>31.8647</text:p>
          </table:table-cell>
          <table:table-cell office:value-type="float" office:value="45.8459" calcext:value-type="float">
            <text:p>45.84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45.56095960, 145.56095960</text:p>
          </table:table-cell>
          <table:table-cell office:value-type="string" calcext:value-type="string">
            <text:p>J=16-15</text:p>
          </table:table-cell>
          <table:table-cell office:value-type="float" office:value="-1.7218" calcext:value-type="float">
            <text:p>-1.7218</text:p>
          </table:table-cell>
          <table:table-cell office:value-type="float" office:value="0.8" calcext:value-type="float">
            <text:p>0.8</text:p>
          </table:table-cell>
          <table:table-cell office:value-type="float" office:value="36.4166" calcext:value-type="float">
            <text:p>36.4166</text:p>
          </table:table-cell>
          <table:table-cell office:value-type="float" office:value="52.3951" calcext:value-type="float">
            <text:p>5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54.65728400, 154.65728400</text:p>
          </table:table-cell>
          <table:table-cell office:value-type="string" calcext:value-type="string">
            <text:p>J=17-16</text:p>
          </table:table-cell>
          <table:table-cell office:value-type="float" office:value="-1.6532" calcext:value-type="float">
            <text:p>-1.6532</text:p>
          </table:table-cell>
          <table:table-cell office:value-type="float" office:value="1.54" calcext:value-type="float">
            <text:p>1.54</text:p>
          </table:table-cell>
          <table:table-cell office:value-type="float" office:value="41.272" calcext:value-type="float">
            <text:p>41.272</text:p>
          </table:table-cell>
          <table:table-cell office:value-type="float" office:value="59.3809" calcext:value-type="float">
            <text:p>59.38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63.75338900, 163.75338900</text:p>
          </table:table-cell>
          <table:table-cell office:value-type="string" calcext:value-type="string">
            <text:p>J=18-17</text:p>
          </table:table-cell>
          <table:table-cell office:value-type="float" office:value="-1.5898" calcext:value-type="float">
            <text:p>-1.5898</text:p>
          </table:table-cell>
          <table:table-cell office:value-type="float" office:value="2" calcext:value-type="float">
            <text:p>2</text:p>
          </table:table-cell>
          <table:table-cell office:value-type="float" office:value="46.4308" calcext:value-type="float">
            <text:p>46.4308</text:p>
          </table:table-cell>
          <table:table-cell office:value-type="float" office:value="66.8032" calcext:value-type="float">
            <text:p>66.8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72.84930000, 172.84930000</text:p>
          </table:table-cell>
          <table:table-cell office:value-type="string" calcext:value-type="string">
            <text:p>J=19-18</text:p>
          </table:table-cell>
          <table:table-cell office:value-type="float" office:value="-1.5311" calcext:value-type="float">
            <text:p>-1.5311</text:p>
          </table:table-cell>
          <table:table-cell office:value-type="string" calcext:value-type="string">
            <text:p>87.0 f</text:p>
          </table:table-cell>
          <table:table-cell office:value-type="float" office:value="51.893" calcext:value-type="float">
            <text:p>51.893</text:p>
          </table:table-cell>
          <table:table-cell office:value-type="float" office:value="74.662" calcext:value-type="float">
            <text:p>74.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81.94492300, 181.94492300</text:p>
          </table:table-cell>
          <table:table-cell office:value-type="string" calcext:value-type="string">
            <text:p>J=20-19</text:p>
          </table:table-cell>
          <table:table-cell office:value-type="float" office:value="-1.4766" calcext:value-type="float">
            <text:p>-1.4766</text:p>
          </table:table-cell>
          <table:table-cell/>
          <table:table-cell office:value-type="float" office:value="57.6587" calcext:value-type="float">
            <text:p>57.6587</text:p>
          </table:table-cell>
          <table:table-cell office:value-type="float" office:value="82.9575" calcext:value-type="float">
            <text:p>82.9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191.04029900, 191.04029900</text:p>
          </table:table-cell>
          <table:table-cell office:value-type="string" calcext:value-type="string">
            <text:p>J=21-20</text:p>
          </table:table-cell>
          <table:table-cell office:value-type="float" office:value="-1.426" calcext:value-type="float">
            <text:p>-1.426</text:p>
          </table:table-cell>
          <table:table-cell office:value-type="float" office:value="3" calcext:value-type="float">
            <text:p>3</text:p>
          </table:table-cell>
          <table:table-cell office:value-type="float" office:value="63.7277" calcext:value-type="float">
            <text:p>63.7277</text:p>
          </table:table-cell>
          <table:table-cell office:value-type="float" office:value="91.6894" calcext:value-type="float">
            <text:p>91.68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00.13539200, 200.13539200</text:p>
          </table:table-cell>
          <table:table-cell office:value-type="string" calcext:value-type="string">
            <text:p>J=22-21</text:p>
          </table:table-cell>
          <table:table-cell office:value-type="float" office:value="-1.3789" calcext:value-type="float">
            <text:p>-1.3789</text:p>
          </table:table-cell>
          <table:table-cell/>
          <table:table-cell office:value-type="float" office:value="70.1001" calcext:value-type="float">
            <text:p>70.1001</text:p>
          </table:table-cell>
          <table:table-cell office:value-type="float" office:value="100.8578" calcext:value-type="float">
            <text:p>100.85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09.23023400, 209.23023400</text:p>
          </table:table-cell>
          <table:table-cell office:value-type="string" calcext:value-type="string">
            <text:p>J=23-22</text:p>
          </table:table-cell>
          <table:table-cell office:value-type="float" office:value="-1.3353" calcext:value-type="float">
            <text:p>-1.3353</text:p>
          </table:table-cell>
          <table:table-cell office:value-type="float" office:value="0.7" calcext:value-type="float">
            <text:p>0.7</text:p>
          </table:table-cell>
          <table:table-cell office:value-type="float" office:value="76.7759" calcext:value-type="float">
            <text:p>76.7759</text:p>
          </table:table-cell>
          <table:table-cell office:value-type="float" office:value="110.4628" calcext:value-type="float">
            <text:p>110.4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18.32472300, 218.32472300</text:p>
          </table:table-cell>
          <table:table-cell office:value-type="string" calcext:value-type="string">
            <text:p>J=24-23</text:p>
          </table:table-cell>
          <table:table-cell office:value-type="float" office:value="-1.2947" calcext:value-type="float">
            <text:p>-1.2947</text:p>
          </table:table-cell>
          <table:table-cell office:value-type="float" office:value="0.9" calcext:value-type="float">
            <text:p>0.9</text:p>
          </table:table-cell>
          <table:table-cell office:value-type="float" office:value="83.7551" calcext:value-type="float">
            <text:p>83.7551</text:p>
          </table:table-cell>
          <table:table-cell office:value-type="float" office:value="120.5042" calcext:value-type="float">
            <text:p>120.50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27.41890500, 227.41890500</text:p>
          </table:table-cell>
          <table:table-cell office:value-type="string" calcext:value-type="string">
            <text:p>J=25-24</text:p>
          </table:table-cell>
          <table:table-cell office:value-type="float" office:value="-1.257" calcext:value-type="float">
            <text:p>-1.257</text:p>
          </table:table-cell>
          <table:table-cell office:value-type="float" office:value="3.5" calcext:value-type="float">
            <text:p>3.5</text:p>
          </table:table-cell>
          <table:table-cell office:value-type="float" office:value="91.0376" calcext:value-type="float">
            <text:p>91.0376</text:p>
          </table:table-cell>
          <table:table-cell office:value-type="float" office:value="130.982" calcext:value-type="float">
            <text:p>130.9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36.51278880, 236.51278880</text:p>
          </table:table-cell>
          <table:table-cell office:value-type="string" calcext:value-type="string">
            <text:p>J=26-25</text:p>
          </table:table-cell>
          <table:table-cell office:value-type="float" office:value="-1.222" calcext:value-type="float">
            <text:p>-1.222</text:p>
          </table:table-cell>
          <table:table-cell office:value-type="float" office:value="0.8" calcext:value-type="float">
            <text:p>0.8</text:p>
          </table:table-cell>
          <table:table-cell office:value-type="float" office:value="98.6235" calcext:value-type="float">
            <text:p>98.6235</text:p>
          </table:table-cell>
          <table:table-cell office:value-type="float" office:value="141.8964" calcext:value-type="float">
            <text:p>141.89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45.60631990, 245.60631990</text:p>
          </table:table-cell>
          <table:table-cell office:value-type="string" calcext:value-type="string">
            <text:p>J=27-26</text:p>
          </table:table-cell>
          <table:table-cell office:value-type="float" office:value="-1.1896" calcext:value-type="float">
            <text:p>-1.1896</text:p>
          </table:table-cell>
          <table:table-cell office:value-type="float" office:value="0.7" calcext:value-type="float">
            <text:p>0.7</text:p>
          </table:table-cell>
          <table:table-cell office:value-type="float" office:value="106.5127" calcext:value-type="float">
            <text:p>106.5127</text:p>
          </table:table-cell>
          <table:table-cell office:value-type="float" office:value="153.2471" calcext:value-type="float">
            <text:p>153.24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54.69950000, 254.69950000</text:p>
          </table:table-cell>
          <table:table-cell office:value-type="string" calcext:value-type="string">
            <text:p>J=28-27</text:p>
          </table:table-cell>
          <table:table-cell office:value-type="float" office:value="-1.1596" calcext:value-type="float">
            <text:p>-1.1596</text:p>
          </table:table-cell>
          <table:table-cell office:value-type="float" office:value="5" calcext:value-type="float">
            <text:p>5</text:p>
          </table:table-cell>
          <table:table-cell office:value-type="float" office:value="114.7053" calcext:value-type="float">
            <text:p>114.7053</text:p>
          </table:table-cell>
          <table:table-cell office:value-type="float" office:value="165.0344" calcext:value-type="float">
            <text:p>165.03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C3Nv=0</text:p>
          </table:table-cell>
          <table:table-cell table:style-name="ce1" office:value-type="string" calcext:value-type="string">
            <text:p>Cyanoacetylene</text:p>
          </table:table-cell>
          <table:table-cell table:style-name="ce1" office:value-type="string" calcext:value-type="string">
            <text:p>263.79230800, 263.79230800</text:p>
          </table:table-cell>
          <table:table-cell table:style-name="ce1" office:value-type="string" calcext:value-type="string">
            <text:p>J=29-28</text:p>
          </table:table-cell>
          <table:table-cell table:style-name="ce1" office:value-type="float" office:value="-1.1319" calcext:value-type="float">
            <text:p>-1.131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23.2011" calcext:value-type="float">
            <text:p>123.2011</text:p>
          </table:table-cell>
          <table:table-cell table:style-name="ce1" office:value-type="float" office:value="177.2579" calcext:value-type="float">
            <text:p>177.2579</text:p>
          </table:table-cell>
          <table:table-cell table:style-name="ce1" office:value-type="string" calcext:value-type="string">
            <text:p>CDM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72.88474580, 272.88474580</text:p>
          </table:table-cell>
          <table:table-cell office:value-type="string" calcext:value-type="string">
            <text:p>J=30-29</text:p>
          </table:table-cell>
          <table:table-cell office:value-type="float" office:value="-1.1064" calcext:value-type="float">
            <text:p>-1.1064</text:p>
          </table:table-cell>
          <table:table-cell office:value-type="float" office:value="0.8" calcext:value-type="float">
            <text:p>0.8</text:p>
          </table:table-cell>
          <table:table-cell office:value-type="float" office:value="132.0003" calcext:value-type="float">
            <text:p>132.0003</text:p>
          </table:table-cell>
          <table:table-cell office:value-type="float" office:value="189.9179" calcext:value-type="float">
            <text:p>189.9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81.97678840, 281.97678840</text:p>
          </table:table-cell>
          <table:table-cell office:value-type="string" calcext:value-type="string">
            <text:p>J=31-30</text:p>
          </table:table-cell>
          <table:table-cell office:value-type="float" office:value="-1.0829" calcext:value-type="float">
            <text:p>-1.0829</text:p>
          </table:table-cell>
          <table:table-cell office:value-type="float" office:value="0.8" calcext:value-type="float">
            <text:p>0.8</text:p>
          </table:table-cell>
          <table:table-cell office:value-type="float" office:value="141.1027" calcext:value-type="float">
            <text:p>141.1027</text:p>
          </table:table-cell>
          <table:table-cell office:value-type="float" office:value="203.0141" calcext:value-type="float">
            <text:p>203.01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291.06842700, 291.06842700</text:p>
          </table:table-cell>
          <table:table-cell office:value-type="string" calcext:value-type="string">
            <text:p>J=32-31</text:p>
          </table:table-cell>
          <table:table-cell office:value-type="float" office:value="-1.0615" calcext:value-type="float">
            <text:p>-1.0615</text:p>
          </table:table-cell>
          <table:table-cell/>
          <table:table-cell office:value-type="float" office:value="150.5085" calcext:value-type="float">
            <text:p>150.5085</text:p>
          </table:table-cell>
          <table:table-cell office:value-type="float" office:value="216.5469" calcext:value-type="float">
            <text:p>216.54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00.15964700, 300.15964700</text:p>
          </table:table-cell>
          <table:table-cell office:value-type="string" calcext:value-type="string">
            <text:p>J=33-32</text:p>
          </table:table-cell>
          <table:table-cell office:value-type="float" office:value="-1.0419" calcext:value-type="float">
            <text:p>-1.0419</text:p>
          </table:table-cell>
          <table:table-cell/>
          <table:table-cell office:value-type="float" office:value="160.2175" calcext:value-type="float">
            <text:p>160.2175</text:p>
          </table:table-cell>
          <table:table-cell office:value-type="float" office:value="230.5159" calcext:value-type="float">
            <text:p>230.51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09.25043000, 309.25043000</text:p>
          </table:table-cell>
          <table:table-cell office:value-type="string" calcext:value-type="string">
            <text:p>J=34-33</text:p>
          </table:table-cell>
          <table:table-cell office:value-type="float" office:value="-1.0242" calcext:value-type="float">
            <text:p>-1.0242</text:p>
          </table:table-cell>
          <table:table-cell/>
          <table:table-cell office:value-type="float" office:value="170.2297" calcext:value-type="float">
            <text:p>170.2297</text:p>
          </table:table-cell>
          <table:table-cell office:value-type="float" office:value="244.9212" calcext:value-type="float">
            <text:p>244.92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18.34078110, 318.34078110</text:p>
          </table:table-cell>
          <table:table-cell office:value-type="string" calcext:value-type="string">
            <text:p>J=35-34</text:p>
          </table:table-cell>
          <table:table-cell office:value-type="float" office:value="-1.0083" calcext:value-type="float">
            <text:p>-1.0083</text:p>
          </table:table-cell>
          <table:table-cell/>
          <table:table-cell office:value-type="float" office:value="180.5452" calcext:value-type="float">
            <text:p>180.5452</text:p>
          </table:table-cell>
          <table:table-cell office:value-type="float" office:value="259.7628" calcext:value-type="float">
            <text:p>259.7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27.43067100, 327.43067100</text:p>
          </table:table-cell>
          <table:table-cell office:value-type="string" calcext:value-type="string">
            <text:p>J=36-35</text:p>
          </table:table-cell>
          <table:table-cell office:value-type="float" office:value="-0.994" calcext:value-type="float">
            <text:p>-0.994</text:p>
          </table:table-cell>
          <table:table-cell/>
          <table:table-cell office:value-type="float" office:value="191.1639" calcext:value-type="float">
            <text:p>191.1639</text:p>
          </table:table-cell>
          <table:table-cell office:value-type="float" office:value="275.0406" calcext:value-type="float">
            <text:p>275.04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36.52008400, 336.52008400</text:p>
          </table:table-cell>
          <table:table-cell office:value-type="string" calcext:value-type="string">
            <text:p>J=37-36</text:p>
          </table:table-cell>
          <table:table-cell office:value-type="float" office:value="-0.9814" calcext:value-type="float">
            <text:p>-0.9814</text:p>
          </table:table-cell>
          <table:table-cell office:value-type="float" office:value="1.09" calcext:value-type="float">
            <text:p>1.09</text:p>
          </table:table-cell>
          <table:table-cell office:value-type="float" office:value="202.0858" calcext:value-type="float">
            <text:p>202.0858</text:p>
          </table:table-cell>
          <table:table-cell office:value-type="float" office:value="290.7547" calcext:value-type="float">
            <text:p>290.75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45.60901000, 345.60901000</text:p>
          </table:table-cell>
          <table:table-cell office:value-type="string" calcext:value-type="string">
            <text:p>J=38-37</text:p>
          </table:table-cell>
          <table:table-cell office:value-type="float" office:value="-0.9704" calcext:value-type="float">
            <text:p>-0.9704</text:p>
          </table:table-cell>
          <table:table-cell office:value-type="float" office:value="1.95" calcext:value-type="float">
            <text:p>1.95</text:p>
          </table:table-cell>
          <table:table-cell office:value-type="float" office:value="213.3109" calcext:value-type="float">
            <text:p>213.3109</text:p>
          </table:table-cell>
          <table:table-cell office:value-type="float" office:value="306.905" calcext:value-type="float">
            <text:p>306.9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54.69746310, 354.69746310</text:p>
          </table:table-cell>
          <table:table-cell office:value-type="string" calcext:value-type="string">
            <text:p>J=39-38</text:p>
          </table:table-cell>
          <table:table-cell office:value-type="float" office:value="-0.9609" calcext:value-type="float">
            <text:p>-0.9609</text:p>
          </table:table-cell>
          <table:table-cell office:value-type="float" office:value="2" calcext:value-type="float">
            <text:p>2</text:p>
          </table:table-cell>
          <table:table-cell office:value-type="float" office:value="224.8392" calcext:value-type="float">
            <text:p>224.8392</text:p>
          </table:table-cell>
          <table:table-cell office:value-type="float" office:value="323.4916" calcext:value-type="float">
            <text:p>323.49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63.78539700, 363.78539700</text:p>
          </table:table-cell>
          <table:table-cell office:value-type="string" calcext:value-type="string">
            <text:p>J=40-39</text:p>
          </table:table-cell>
          <table:table-cell office:value-type="float" office:value="-0.9528" calcext:value-type="float">
            <text:p>-0.9528</text:p>
          </table:table-cell>
          <table:table-cell/>
          <table:table-cell office:value-type="float" office:value="236.6706" calcext:value-type="float">
            <text:p>236.6706</text:p>
          </table:table-cell>
          <table:table-cell office:value-type="float" office:value="340.5142" calcext:value-type="float">
            <text:p>340.51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72.87281100, 372.87281100</text:p>
          </table:table-cell>
          <table:table-cell office:value-type="string" calcext:value-type="string">
            <text:p>J=41-40</text:p>
          </table:table-cell>
          <table:table-cell office:value-type="float" office:value="-0.9463" calcext:value-type="float">
            <text:p>-0.9463</text:p>
          </table:table-cell>
          <table:table-cell/>
          <table:table-cell office:value-type="float" office:value="248.8052" calcext:value-type="float">
            <text:p>248.8052</text:p>
          </table:table-cell>
          <table:table-cell office:value-type="float" office:value="357.9731" calcext:value-type="float">
            <text:p>357.97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81.95967490, 381.95967490</text:p>
          </table:table-cell>
          <table:table-cell office:value-type="string" calcext:value-type="string">
            <text:p>J=42-41</text:p>
          </table:table-cell>
          <table:table-cell office:value-type="float" office:value="-0.9411" calcext:value-type="float">
            <text:p>-0.9411</text:p>
          </table:table-cell>
          <table:table-cell/>
          <table:table-cell office:value-type="float" office:value="261.2429" calcext:value-type="float">
            <text:p>261.2429</text:p>
          </table:table-cell>
          <table:table-cell office:value-type="float" office:value="375.8681" calcext:value-type="float">
            <text:p>375.86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436.46894590, 436.46894590</text:p>
          </table:table-cell>
          <table:table-cell office:value-type="string" calcext:value-type="string">
            <text:p>J=48-47</text:p>
          </table:table-cell>
          <table:table-cell office:value-type="float" office:value="-0.9378" calcext:value-type="float">
            <text:p>-0.9378</text:p>
          </table:table-cell>
          <table:table-cell/>
          <table:table-cell office:value-type="float" office:value="342.2337" calcext:value-type="float">
            <text:p>342.2337</text:p>
          </table:table-cell>
          <table:table-cell office:value-type="float" office:value="492.3951" calcext:value-type="float">
            <text:p>492.39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391.04599990, 391.04599990</text:p>
          </table:table-cell>
          <table:table-cell office:value-type="string" calcext:value-type="string">
            <text:p>J=43-42</text:p>
          </table:table-cell>
          <table:table-cell office:value-type="float" office:value="-0.9373" calcext:value-type="float">
            <text:p>-0.9373</text:p>
          </table:table-cell>
          <table:table-cell/>
          <table:table-cell office:value-type="float" office:value="273.9837" calcext:value-type="float">
            <text:p>273.9837</text:p>
          </table:table-cell>
          <table:table-cell office:value-type="float" office:value="394.1992" calcext:value-type="float">
            <text:p>394.19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427.38555730, 427.38555730</text:p>
          </table:table-cell>
          <table:table-cell office:value-type="string" calcext:value-type="string">
            <text:p>J=47-46</text:p>
          </table:table-cell>
          <table:table-cell office:value-type="float" office:value="-0.9352" calcext:value-type="float">
            <text:p>-0.9352</text:p>
          </table:table-cell>
          <table:table-cell/>
          <table:table-cell office:value-type="float" office:value="327.9776" calcext:value-type="float">
            <text:p>327.9776</text:p>
          </table:table-cell>
          <table:table-cell office:value-type="float" office:value="471.8839" calcext:value-type="float">
            <text:p>471.88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400.13176360, 400.13176360</text:p>
          </table:table-cell>
          <table:table-cell office:value-type="string" calcext:value-type="string">
            <text:p>J=44-43</text:p>
          </table:table-cell>
          <table:table-cell office:value-type="float" office:value="-0.9349" calcext:value-type="float">
            <text:p>-0.9349</text:p>
          </table:table-cell>
          <table:table-cell/>
          <table:table-cell office:value-type="float" office:value="287.0276" calcext:value-type="float">
            <text:p>287.0276</text:p>
          </table:table-cell>
          <table:table-cell office:value-type="float" office:value="412.9663" calcext:value-type="float">
            <text:p>412.96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418.30155530, 418.30155530</text:p>
          </table:table-cell>
          <table:table-cell office:value-type="string" calcext:value-type="string">
            <text:p>J=46-45</text:p>
          </table:table-cell>
          <table:table-cell office:value-type="float" office:value="-0.9338" calcext:value-type="float">
            <text:p>-0.9338</text:p>
          </table:table-cell>
          <table:table-cell/>
          <table:table-cell office:value-type="float" office:value="314.0246" calcext:value-type="float">
            <text:p>314.0246</text:p>
          </table:table-cell>
          <table:table-cell office:value-type="float" office:value="451.8088" calcext:value-type="float">
            <text:p>451.80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3Nv=0</text:p>
          </table:table-cell>
          <table:table-cell office:value-type="string" calcext:value-type="string">
            <text:p>Cyanoacetylene</text:p>
          </table:table-cell>
          <table:table-cell office:value-type="string" calcext:value-type="string">
            <text:p>409.21695310, 409.21695310</text:p>
          </table:table-cell>
          <table:table-cell office:value-type="string" calcext:value-type="string">
            <text:p>J=45-44</text:p>
          </table:table-cell>
          <table:table-cell office:value-type="float" office:value="-0.9337" calcext:value-type="float">
            <text:p>-0.9337</text:p>
          </table:table-cell>
          <table:table-cell/>
          <table:table-cell office:value-type="float" office:value="300.3746" calcext:value-type="float">
            <text:p>300.3746</text:p>
          </table:table-cell>
          <table:table-cell office:value-type="float" office:value="432.1696" calcext:value-type="float">
            <text:p>432.16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'HC3N_v=0'.A2:'HC3N_v=0'.I9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08:09:44.982505351</dc:date>
    <meta:editing-duration>PT7M12S</meta:editing-duration>
    <meta:editing-cycles>2</meta:editing-cycles>
    <meta:generator>LibreOffice/5.3.6.1$Linux_X86_64 LibreOffice_project/30$Build-1</meta:generator>
    <meta:document-statistic meta:table-count="1" meta:cell-count="810" meta:object-count="0"/>
  </office:meta>
</office:document-meta>
</file>